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nChangeLogTask.loadUserlist( final Properties user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vnChangeLogTask.replaceAuthorIdWithName( final Properties userList , final SvnEntry [ ] entry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nChangeLogTask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vnChangeLogTask.setEnd( final String end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Task.setStart( final Stri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Task.addFileset( final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Task.setDir( final File in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Task.setDaysinpast( final int da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vnChangeLogTask.addUser( final Cvs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Task.setUsersfile( final File user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Task.writeChangeLog( final SvnEntry [ ] entry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vnChangeLogTask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vnChangeLogTask.setDestfile( final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Task.filterEntrySet( final SvnEntry [ ] entry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vnChangeLogTask.isBeforeEndRevision( SvnEntry 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